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4f28c"/>
    </style:style>
    <style:style style:name="P2" style:family="paragraph" style:parent-style-name="Standard">
      <style:text-properties officeooo:paragraph-rsid="00050748"/>
    </style:style>
    <style:style style:name="P3" style:family="paragraph" style:parent-style-name="Standard">
      <style:text-properties fo:font-size="13pt" fo:font-style="italic" style:text-underline-style="solid" style:text-underline-width="auto" style:text-underline-color="font-color" fo:font-weight="bold" officeooo:rsid="0004f28c" officeooo:paragraph-rsid="0004f28c" style:font-size-asian="13pt" style:font-style-asian="italic" style:font-weight-asian="bold" style:font-size-complex="13pt" style:font-style-complex="italic" style:font-weight-complex="bold"/>
    </style:style>
    <style:style style:name="P4" style:family="paragraph" style:parent-style-name="Standard">
      <style:text-properties fo:font-size="12pt" fo:font-style="normal" style:text-underline-style="none" fo:font-weight="normal" officeooo:rsid="0004f28c" officeooo:paragraph-rsid="0004f28c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04f28c" officeooo:paragraph-rsid="0004f28c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fo:language="en" fo:country="none" officeooo:rsid="00050748" officeooo:paragraph-rsid="00050748"/>
    </style:style>
    <style:style style:name="T1" style:family="text">
      <style:text-properties fo:language="en" fo:country="none" officeooo:rsid="0004f28c"/>
    </style:style>
    <style:style style:name="T2" style:family="text">
      <style:text-properties fo:language="en" fo:country="none" officeooo:rsid="00050748"/>
    </style:style>
    <style:style style:name="T3" style:family="text">
      <style:text-properties fo:language="en" fo:country="none" officeooo:rsid="0005decb"/>
    </style:style>
    <style:style style:name="T4" style:family="text">
      <style:text-properties fo:font-size="12pt" fo:font-style="normal" style:text-underline-style="none" fo:font-weight="normal" officeooo:rsid="0004f28c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officeooo:rsid="0006e068"/>
    </style:style>
    <style:style style:name="T6" style:family="text">
      <style:text-properties officeooo:rsid="0007db9d"/>
    </style:style>
    <style:style style:name="T7" style:family="text">
      <style:text-properties officeooo:rsid="0009b1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What is your image of a typical IT employee?</text:p>
      <text:p text:style-name="P3"/>
      <text:p text:style-name="P4">My image of a typical IT employee is that these people are very clever and they chosed a very future-oriented job.</text:p>
      <text:p text:style-name="P4">Furthermore these people have in the most cases good grades at school and they also have very good knowledges in english, physic and maths.</text:p>
      <text:p text:style-name="P4">I think that the stereotype <text:span text:style-name="T6">of</text:span> IT professionals are nerds or that they are socially crippled is total untenable.</text:p>
      <text:p text:style-name="P4"/>
      <text:p text:style-name="P4"/>
      <text:p text:style-name="P3"/>
      <text:p text:style-name="P3">2. What is the percentage of female IT students in your group / school year / school / at work ? Is this typical</text:p>
      <text:p text:style-name="P3"/>
      <text:p text:style-name="P4">At the moment we have one woman in our software-department, she has the leading position in this department and has a huge knowledge about programming and my company is looking forward to recruit more women.</text:p>
      <text:p text:style-name="P4"/>
      <text:p text:style-name="P4"/>
      <text:p text:style-name="P4"/>
      <text:p text:style-name="P3">3. Why do you think there are more male com<text:span text:style-name="T6">p</text:span>uter experts than female?</text:p>
      <text:p text:style-name="P5"/>
      <text:p text:style-name="P4">I really dont know why there is a so little amount of women in this job-category.<text:span text:style-name="T7">e</text:span></text:p>
      <text:p text:style-name="P4"/>
      <text:p text:style-name="P4"/>
      <text:p text:style-name="P3"/>
      <text:p text:style-name="P3">4. What would you do to change the trend and attract more women into the industry?</text:p>
      <text:p text:style-name="P5"/>
      <text:p text:style-name="P4">I would organize a few information sessions about these job-category to get more women interessted in these job<text:span text:style-name="T5">-category</text:span>.</text:p>
      <text:p text:style-name="P4">I think when they know what you can do with a pc they would be interessted more and more.</text:p>
      <text:p text:style-name="P4"/>
      <text:p text:style-name="P3"/>
      <text:p text:style-name="P3">5. Questions to the underlined pharses in the text</text:p>
      <text:p text:style-name="P3"/>
      <text:p text:style-name="P4">1. Why is there a such stupid image about IT-Professionals ?</text:p>
      <text:p text:style-name="P4">2. What are the reasons for that that there will be more free vacancies?</text:p>
      <text:p text:style-name="P4">3. Why is there a gloomy forecast and why are they so much shortages of the needed skills ?</text:p>
      <text:p text:style-name="P1"><text:span text:style-name="T4">4. </text:span><text:bookmark text:name="result_box"/><text:span text:style-name="T1">Why the </text:span><text:span text:style-name="T2">c</text:span><text:span text:style-name="T1">ompan</text:span><text:span text:style-name="T2">ies</text:span><text:span text:style-name="T1"> necessarily try to </text:span><text:span text:style-name="T2">recruit so much</text:span><text:span text:style-name="T1"> women?</text:span></text:p>
      <text:p text:style-name="P6">5. What is the reason for the better grades at school for women ?</text:p>
      <text:p text:style-name="P2"><text:span text:style-name="T2">6. </text:span><text:bookmark text:name="result_box1"/><text:span text:style-name="T2">How does the journalist </text:span><text:span text:style-name="T3">know</text:span><text:span text:style-name="T2"> that more men than women </text:span><text:span text:style-name="T3">are</text:span><text:span text:style-name="T2"> in th</text:span><text:span text:style-name="T3">is</text:span><text:span text:style-name="T2"> job 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1-27T09:10:44</meta:creation-date>
    <dc:date>2013-01-25T12:14:52.64</dc:date>
    <meta:editing-duration>PT3M42S</meta:editing-duration>
    <meta:editing-cycles>2</meta:editing-cycles>
    <meta:generator>LibreOffice/3.6$Windows_x86 LibreOffice_project/2ef5aff-a6fb0ff-166bdff-cf087ad-0f1389</meta:generator>
    <meta:document-statistic meta:table-count="0" meta:image-count="0" meta:object-count="0" meta:page-count="1" meta:paragraph-count="18" meta:word-count="309" meta:character-count="1648" meta:non-whitespace-character-count="1357"/>
  </office:meta>
</office:document-meta>
</file>